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241cm" fo:min-width="3.2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withoutfill">
      <style:graphic-properties svg:stroke-width="0.106cm" svg:stroke-color="#ff542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acb20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eeeeee" draw:opacity="85%"/>
      <style:paragraph-properties fo:text-align="center"/>
      <style:text-properties fo:font-size="10pt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text-properties fo:color="#ff5429"/>
    </style:style>
    <style:style style:name="P9" style:family="paragraph">
      <loext:graphic-properties draw:fill="none" draw:fill-color="#ffffff"/>
      <style:text-properties fo:color="#ff5429"/>
    </style:style>
    <style:style style:name="P10" style:family="paragraph">
      <style:text-properties fo:color="#acb20c"/>
    </style:style>
    <style:style style:name="P11" style:family="paragraph">
      <loext:graphic-properties draw:fill="none" draw:fill-color="#ffffff"/>
      <style:text-properties fo:color="#acb20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524cm" svg:x="5.572cm" svg:y="10.27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1.131cm -4.009cm" svg:x1="10.407cm" svg:y1="2.683cm" svg:x2="10.017cm" svg:y2="2.144cm" draw:start-shape="id1" draw:start-glue-point="7" draw:end-shape="id1" draw:end-glue-point="6" svg:d="M10407 2683c0 2781-2451 2318-4241 1488s-2917-2027 3851-2027" svg:viewBox="0 0 5611 2666">
          <text:p/>
        </draw:connector>
        <draw:frame draw:style-name="gr3" draw:text-style-name="P3" draw:layer="layout" svg:width="9.417cm" svg:height="0.962cm" svg:x="1.254cm" svg:y="1.381cm">
          <draw:text-box>
            <text:p>Lift State Diagram (needs work)</text:p>
          </draw:text-box>
        </draw:frame>
        <draw:custom-shape draw:style-name="gr4" draw:text-style-name="P4" xml:id="id2" draw:id="id2" draw:layer="layout" svg:width="2.413cm" svg:height="1.651cm" svg:x="16.748cm" svg:y="9.763cm">
          <text:p text:style-name="P1"><text:span text:style-name="T2">Draft</text:span></text:p>
          <text:p text:style-name="P1"><text:span text:style-name="T2">His cou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953cm" svg:height="2.286cm" svg:x="1.635cm" svg:y="3.667cm">
          <text:p text:style-name="P1"><text:span text:style-name="T3">Receive unilateral</text:span></text:p>
          <text:p text:style-name="P1"><text:span text:style-name="T3">Signed payment</text:span></text:p>
          <text:p text:style-name="P1"><text:span text:style-name="T3">---------------------------</text:span></text:p>
          <text:p text:style-name="P1"><text:span text:style-name="T3">Store chit,</text:span></text:p>
          <text:p text:style-name="P1"><text:span text:style-name="T3">Notify m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2.684cm" svg:y1="2.144cm" svg:x2="17.955cm" svg:y2="9.763cm" draw:start-shape="id1" draw:start-glue-point="10" draw:end-shape="id2" draw:end-glue-point="4" svg:d="M12684 2144c3514 0 5271 2539 5271 7619" svg:viewBox="0 0 5272 7620">
          <text:p/>
        </draw:connector>
        <draw:custom-shape draw:style-name="gr5" draw:text-style-name="P5" draw:layer="layout" svg:width="4.953cm" svg:height="2.286cm" svg:x="13.319cm" svg:y="3.54cm">
          <text:p text:style-name="P1"><text:span text:style-name="T3">User request to</text:span></text:p>
          <text:p text:style-name="P1"><text:span text:style-name="T3">invoice</text:span></text:p>
          <text:p text:style-name="P1"><text:span text:style-name="T3">---------------------------</text:span></text:p>
          <text:p text:style-name="P1"><text:span text:style-name="T3">Store signed chit draft</text:span></text:p>
          <text:p text:style-name="P1"><text:span text:style-name="T3">Send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7.955cm" svg:y1="11.414cm" svg:x2="11.351cm" svg:y2="2.906cm" draw:start-shape="id2" draw:start-glue-point="8" draw:end-shape="id1" draw:end-glue-point="8" svg:d="M17955 11414c0 750-6604 5004-6604-8508" svg:viewBox="0 0 6605 9733">
          <text:p/>
        </draw:connector>
        <draw:connector draw:style-name="gr2" draw:text-style-name="P2" draw:layer="layout" draw:type="curve" svg:x1="16.748cm" svg:y1="10.589cm" svg:x2="11.351cm" svg:y2="2.906cm" draw:start-shape="id2" draw:start-glue-point="6" draw:end-shape="id1" draw:end-glue-point="8" svg:d="M16748 10589c-3598 0-5397-2561-5397-7683" svg:viewBox="0 0 5398 7684">
          <text:p/>
        </draw:connector>
        <draw:custom-shape draw:style-name="gr5" draw:text-style-name="P5" draw:layer="layout" svg:width="4.953cm" svg:height="2.286cm" svg:x="11.668cm" svg:y="7.985cm">
          <text:p text:style-name="P1"><text:span text:style-name="T3">Partner cancels</text:span></text:p>
          <text:p text:style-name="P1"><text:span text:style-name="T3">---------------------------</text:span></text:p>
          <text:p text:style-name="P1"><text:span text:style-name="T3">Delete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953cm" svg:height="2.286cm" svg:x="11.033cm" svg:y="13.446cm">
          <text:p text:style-name="P1"><text:span text:style-name="T3">Get partner signature</text:span></text:p>
          <text:p text:style-name="P1"><text:span text:style-name="T3">---------------------------</text:span></text:p>
          <text:p text:style-name="P1"><text:span text:style-name="T3">Store to chit</text:span></text:p>
          <text:p text:style-name="P1"><text:span text:style-name="T3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xml:id="id1" draw:id="id1" draw:layer="layout" svg:width="2.667cm" svg:height="1.524cm" svg:x="10.017cm" svg:y="1.382cm">
          <text:p text:style-name="P1"><text:span text:style-name="T4">No Li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7" draw:text-style-name="P7" xml:id="id4" draw:id="id4" draw:layer="layout" svg:width="3.937cm" svg:height="1.651cm" svg:x="13.954cm" svg:y="6.84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3.937cm" svg:height="1.651cm" svg:x="8.874cm" svg:y="10.77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3.937cm" svg:height="1.651cm" svg:x="3.667cm" svg:y="6.842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.811cm" svg:y1="3.476cm" svg:x2="15.922cm" svg:y2="6.842cm" draw:start-shape="id3" draw:start-glue-point="1" draw:end-shape="id4" draw:end-glue-point="0" svg:d="M12811 3476c2074 0 3111 1122 3111 3366" svg:viewBox="0 0 3112 3367">
          <text:p/>
        </draw:connector>
        <draw:connector draw:style-name="gr2" draw:text-style-name="P2" draw:layer="layout" draw:type="curve" svg:x1="15.922cm" svg:y1="8.493cm" svg:x2="12.811cm" svg:y2="11.604cm" draw:start-shape="id4" draw:start-glue-point="2" draw:end-shape="id5" draw:end-glue-point="1" svg:d="M15922 8493c0 2074-1037 3111-3111 3111" svg:viewBox="0 0 3112 3112">
          <text:p/>
        </draw:connector>
        <draw:connector draw:style-name="gr2" draw:text-style-name="P2" draw:layer="layout" draw:type="curve" svg:x1="8.874cm" svg:y1="11.604cm" svg:x2="5.635cm" svg:y2="8.493cm" draw:start-shape="id5" draw:start-glue-point="3" draw:end-shape="id6" draw:end-glue-point="2" svg:d="M8874 11604c-2160 0-3239-1037-3239-3111" svg:viewBox="0 0 3240 3112">
          <text:p/>
        </draw:connector>
        <draw:connector draw:style-name="gr2" draw:text-style-name="P2" draw:layer="layout" draw:type="curve" svg:x1="5.635cm" svg:y1="6.842cm" svg:x2="8.874cm" svg:y2="3.476cm" draw:start-shape="id6" draw:start-glue-point="0" draw:end-shape="id3" draw:end-glue-point="3" svg:d="M5635 6842c0-2244 1079-3366 3239-3366" svg:viewBox="0 0 3240 3367">
          <text:p/>
        </draw:connector>
        <draw:frame draw:style-name="gr3" draw:text-style-name="P3" draw:layer="layout" svg:width="8.892cm" svg:height="0.962cm" svg:x="1.255cm" svg:y="1.381cm">
          <draw:text-box>
            <text:p>Simple Lift Example</text:p>
          </draw:text-box>
        </draw:frame>
        <draw:frame draw:style-name="gr8" draw:text-style-name="P3" draw:layer="layout" svg:width="3.211cm" svg:height="0.962cm" svg:x="9.346cm" svg:y="1.635cm">
          <draw:text-box>
            <text:p>Company</text:p>
          </draw:text-box>
        </draw:frame>
        <draw:frame draw:style-name="gr8" draw:text-style-name="P3" draw:layer="layout" svg:width="3.211cm" svg:height="0.962cm" svg:x="9.219cm" svg:y="9.944cm">
          <draw:text-box>
            <text:p>Company</text:p>
          </draw:text-box>
        </draw:frame>
        <draw:frame draw:style-name="gr8" draw:text-style-name="P3" draw:layer="layout" svg:width="2.509cm" svg:height="0.962cm" svg:x="16.525cm" svg:y="5.826cm">
          <draw:text-box>
            <text:p>Person</text:p>
          </draw:text-box>
        </draw:frame>
        <draw:frame draw:style-name="gr8" draw:text-style-name="P3" draw:layer="layout" svg:width="0.714cm" svg:height="0.962cm" svg:x="12.732cm" svg:y="2.651cm">
          <draw:text-box>
            <text:p>-</text:p>
          </draw:text-box>
        </draw:frame>
        <draw:frame draw:style-name="gr9" draw:text-style-name="P3" draw:layer="layout" svg:width="0.875cm" svg:height="0.962cm" svg:x="15.018cm" svg:y="5.953cm">
          <draw:text-box>
            <text:p>+</text:p>
          </draw:text-box>
        </draw:frame>
        <draw:frame draw:style-name="gr8" draw:text-style-name="P3" draw:layer="layout" svg:width="2.509cm" svg:height="0.962cm" svg:x="2.301cm" svg:y="5.88cm">
          <draw:text-box>
            <text:p>Person</text:p>
          </draw:text-box>
        </draw:frame>
        <draw:frame draw:style-name="gr8" draw:text-style-name="P3" draw:layer="layout" svg:width="0.714cm" svg:height="0.962cm" svg:x="15.986cm" svg:y="8.293cm">
          <draw:text-box>
            <text:p>-</text:p>
          </draw:text-box>
        </draw:frame>
        <draw:frame draw:style-name="gr8" draw:text-style-name="P3" draw:layer="layout" svg:width="0.714cm" svg:height="0.962cm" svg:x="8.239cm" svg:y="10.779cm">
          <draw:text-box>
            <text:p>-</text:p>
          </draw:text-box>
        </draw:frame>
        <draw:frame draw:style-name="gr8" draw:text-style-name="P3" draw:layer="layout" svg:width="0.714cm" svg:height="0.962cm" svg:x="4.937cm" svg:y="6.007cm">
          <draw:text-box>
            <text:p>-</text:p>
          </draw:text-box>
        </draw:frame>
        <draw:frame draw:style-name="gr8" draw:text-style-name="P3" draw:layer="layout" svg:width="0.714cm" svg:height="0.962cm" svg:x="12.732cm" svg:y="2.651cm">
          <draw:text-box>
            <text:p>-</text:p>
          </draw:text-box>
        </draw:frame>
        <draw:frame draw:style-name="gr9" draw:text-style-name="P3" draw:layer="layout" svg:width="0.875cm" svg:height="0.962cm" svg:x="12.684cm" svg:y="10.525cm">
          <draw:text-box>
            <text:p>+</text:p>
          </draw:text-box>
        </draw:frame>
        <draw:frame draw:style-name="gr9" draw:text-style-name="P3" draw:layer="layout" svg:width="0.875cm" svg:height="0.962cm" svg:x="8.112cm" svg:y="2.524cm">
          <draw:text-box>
            <text:p>+</text:p>
          </draw:text-box>
        </draw:frame>
        <draw:frame draw:style-name="gr9" draw:text-style-name="P3" draw:layer="layout" svg:width="0.875cm" svg:height="0.962cm" svg:x="4.697cm" svg:y="8.293cm">
          <draw:text-box>
            <text:p>+</text:p>
          </draw:text-box>
        </draw:frame>
      </draw:page>
      <draw:page draw:name="page3" draw:style-name="dp1" draw:master-page-name="Default">
        <draw:custom-shape draw:style-name="gr7" draw:text-style-name="P7" xml:id="id8" draw:id="id8" draw:layer="layout" svg:width="3.937cm" svg:height="1.651cm" svg:x="8.874cm" svg:y="7.09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" draw:id="id9" draw:layer="layout" svg:width="3.937cm" svg:height="1.651cm" svg:x="8.874cm" svg:y="11.28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0" draw:id="id10" draw:layer="layout" svg:width="3.937cm" svg:height="1.651cm" svg:x="8.874cm" svg:y="15.6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.842cm" svg:y1="4.302cm" svg:x2="10.842cm" svg:y2="7.096cm" draw:start-shape="id7" draw:start-glue-point="2" draw:end-shape="id8" draw:end-glue-point="0" svg:d="M10842 4302v2794" svg:viewBox="0 0 1 2795">
          <text:p/>
        </draw:connector>
        <draw:connector draw:style-name="gr2" draw:text-style-name="P2" draw:layer="layout" draw:type="curve" svg:x1="10.842cm" svg:y1="8.747cm" svg:x2="10.842cm" svg:y2="11.287cm" draw:start-shape="id8" draw:start-glue-point="2" draw:end-shape="id9" draw:end-glue-point="0" svg:d="M10842 8747v2540" svg:viewBox="0 0 1 2541">
          <text:p/>
        </draw:connector>
        <draw:connector draw:style-name="gr2" draw:text-style-name="P2" draw:layer="layout" draw:type="curve" svg:x1="10.842cm" svg:y1="12.938cm" svg:x2="10.842cm" svg:y2="15.605cm" draw:start-shape="id9" draw:start-glue-point="2" draw:end-shape="id10" draw:end-glue-point="0" svg:d="M10842 12938v2667" svg:viewBox="0 0 1 2668">
          <text:p/>
        </draw:connector>
        <draw:connector draw:style-name="gr10" draw:text-style-name="P2" draw:layer="layout" draw:type="curve" draw:line-skew="-3.184cm" svg:x1="8.874cm" svg:y1="3.476cm" svg:x2="8.874cm" svg:y2="16.43cm" draw:start-shape="id7" draw:start-glue-point="3" draw:end-shape="id10" draw:end-glue-point="3" svg:d="M8874 3476c-5529 0-5529 12954 0 12954" svg:viewBox="0 0 4148 12955">
          <text:p/>
        </draw:connector>
        <draw:frame draw:style-name="gr3" draw:text-style-name="P3" draw:layer="layout" svg:width="8.892cm" svg:height="0.962cm" svg:x="1.255cm" svg:y="1.381cm">
          <draw:text-box>
            <text:p>Linear Lift Example</text:p>
          </draw:text-box>
        </draw:frame>
        <draw:frame draw:style-name="gr9" draw:text-style-name="P3" draw:layer="layout" svg:width="0.875cm" svg:height="0.962cm" svg:x="10.92cm" svg:y="6.207cm">
          <draw:text-box>
            <text:p>+</text:p>
          </draw:text-box>
        </draw:frame>
        <draw:frame draw:style-name="gr8" draw:text-style-name="P3" draw:layer="layout" svg:width="0.714cm" svg:height="0.962cm" svg:x="10.906cm" svg:y="8.547cm">
          <draw:text-box>
            <text:p>-</text:p>
          </draw:text-box>
        </draw:frame>
        <draw:frame draw:style-name="gr8" draw:text-style-name="P3" draw:layer="layout" svg:width="0.714cm" svg:height="0.962cm" svg:x="11.033cm" svg:y="12.738cm">
          <draw:text-box>
            <text:p>-</text:p>
          </draw:text-box>
        </draw:frame>
        <draw:frame draw:style-name="gr8" draw:text-style-name="P3" draw:layer="layout" svg:width="0.714cm" svg:height="0.962cm" svg:x="10.906cm" svg:y="4.102cm">
          <draw:text-box>
            <text:p>-</text:p>
          </draw:text-box>
        </draw:frame>
        <draw:frame draw:style-name="gr9" draw:text-style-name="P3" draw:layer="layout" svg:width="0.875cm" svg:height="0.962cm" svg:x="11.047cm" svg:y="10.452cm">
          <draw:text-box>
            <text:p>+</text:p>
          </draw:text-box>
        </draw:frame>
        <draw:frame draw:style-name="gr9" draw:text-style-name="P3" draw:layer="layout" svg:width="0.875cm" svg:height="0.962cm" svg:x="11.191cm" svg:y="14.589cm">
          <draw:text-box>
            <text:p>+</text:p>
          </draw:text-box>
        </draw:frame>
        <draw:frame draw:style-name="gr8" draw:text-style-name="P9" draw:layer="layout" svg:width="2.932cm" svg:height="2.384cm" svg:x="1.37cm" svg:y="8.014cm">
          <draw:text-box>
            <text:p text:style-name="P8">Product</text:p>
            <text:p text:style-name="P8">Or</text:p>
            <text:p text:style-name="P8">Services</text:p>
          </draw:text-box>
        </draw:frame>
        <draw:connector draw:style-name="gr11" draw:text-style-name="P2" draw:layer="layout" draw:type="curve" svg:x1="14.474cm" svg:y1="15.378cm" svg:x2="14.424cm" svg:y2="4.246cm" svg:d="M14474 15378c0-8349-50-2783-50-11132" svg:viewBox="0 0 51 11133">
          <text:p/>
        </draw:connector>
        <draw:frame draw:style-name="gr8" draw:text-style-name="P11" draw:layer="layout" svg:width="3cm" svg:height="1.673cm" svg:x="14.891cm" svg:y="8.366cm">
          <draw:text-box>
            <text:p text:style-name="P10">Lift</text:p>
            <text:p text:style-name="P10">Dir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08-12T15:34:23.001167613</dc:date>
    <meta:editing-duration>PT23H8M28S</meta:editing-duration>
    <meta:editing-cycles>14</meta:editing-cycles>
    <meta:generator>LibreOffice/6.2.0.3$MacOSX_X86_64 LibreOffice_project/98c6a8a1c6c7b144ce3cc729e34964b47ce25d62</meta:generator>
    <meta:document-statistic meta:object-count="52"/>
  </office:meta>
</office:document-meta>
</file>